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Roman"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center" style:justify-single-word="false"/>
      <style:text-properties fo:font-variant="normal" fo:text-transform="none" style:use-window-font-color="true" loext:opacity="0%" style:font-name="Latin Modern Roman" fo:font-size="20pt" style:text-underline-style="none" fo:font-weight="normal" officeooo:rsid="00618240" officeooo:paragraph-rsid="00618240" style:font-size-asian="20pt" style:font-weight-asian="normal" style:font-size-complex="20pt" style:font-weight-complex="normal"/>
    </style:style>
    <style:style style:name="P2" style:family="paragraph" style:parent-style-name="Standard">
      <style:paragraph-properties fo:line-height="100%" fo:text-align="justify" style:justify-single-word="false"/>
      <style:text-properties style:font-name="Latin Modern Roman" fo:font-size="14pt" officeooo:paragraph-rsid="00449b73" style:font-size-asian="14pt" style:font-size-complex="14pt"/>
    </style:style>
    <style:style style:name="P3" style:family="paragraph" style:parent-style-name="Standard">
      <style:paragraph-properties fo:line-height="100%" fo:text-align="center" style:justify-single-word="false"/>
      <style:text-properties fo:font-variant="normal" fo:text-transform="none" style:font-name="Latin Modern Roman" fo:font-size="14pt" fo:font-style="italic" officeooo:rsid="00618240" officeooo:paragraph-rsid="00618240" style:font-size-asian="14pt" style:font-style-asian="italic" style:font-size-complex="14pt" style:font-style-complex="italic"/>
    </style:style>
    <style:style style:name="P4" style:family="paragraph" style:parent-style-name="Standard">
      <style:paragraph-properties fo:line-height="100%" fo:text-align="center" style:justify-single-word="false"/>
      <style:text-properties fo:font-variant="normal" fo:text-transform="none" style:font-name="Latin Modern Roman" fo:font-size="14pt" officeooo:rsid="00618240" officeooo:paragraph-rsid="00618240" style:font-size-asian="14pt" style:font-size-complex="14pt"/>
    </style:style>
    <style:style style:name="P5" style:family="paragraph" style:parent-style-name="Standard">
      <style:paragraph-properties fo:line-height="100%" fo:text-align="justify" style:justify-single-word="false">
        <style:drop-cap style:lines="2"/>
      </style:paragraph-properties>
      <style:text-properties officeooo:rsid="0062579b" officeooo:paragraph-rsid="0062579b"/>
    </style:style>
    <style:style style:name="T1" style:family="text">
      <style:text-properties style:font-name="Latin Modern Roman" fo:font-size="14pt" officeooo:rsid="0046cf12" style:font-size-asian="14pt" style:font-size-complex="14pt"/>
    </style:style>
    <style:style style:name="T2" style:family="text">
      <style:text-properties style:font-name="Latin Modern Roman" fo:font-size="14pt" style:font-size-asian="14pt" style:font-size-complex="14pt"/>
    </style:style>
    <style:style style:name="T3" style:family="text">
      <style:text-properties style:font-name="Latin Modern Roman" fo:font-size="14pt" officeooo:rsid="0063021d" style:font-size-asian="14pt" style:font-size-complex="14pt"/>
    </style:style>
    <style:style style:name="T4" style:family="text">
      <style:text-properties style:font-name="Latin Modern Roman" fo:font-size="14pt" officeooo:rsid="00641a30" style:font-size-asian="14pt" style:font-size-complex="14pt"/>
    </style:style>
    <style:style style:name="T5" style:family="text">
      <style:text-properties style:font-name="Latin Modern Roman" fo:font-size="14pt" officeooo:rsid="0067c2e2" style:font-size-asian="14pt" style:font-size-complex="14pt"/>
    </style:style>
    <style:style style:name="T6" style:family="text">
      <style:text-properties style:font-name="Latin Modern Roman" fo:font-size="14pt" officeooo:rsid="0067ff22" style:font-size-asian="14pt" style:font-size-complex="14pt"/>
    </style:style>
    <style:style style:name="T7" style:family="text">
      <style:text-properties style:font-name="Latin Modern Roman" fo:font-size="14pt" officeooo:rsid="0069c1b1" style:font-size-asian="14pt" style:font-size-complex="14pt"/>
    </style:style>
    <style:style style:name="T8" style:family="text">
      <style:text-properties style:font-name="Latin Modern Roman" fo:font-size="14pt" officeooo:rsid="006a6797" style:font-size-asian="14pt" style:font-size-complex="14pt"/>
    </style:style>
    <style:style style:name="T9" style:family="text">
      <style:text-properties style:font-name="Latin Modern Roman" fo:font-size="14pt" officeooo:rsid="006bf0b1" style:font-size-asian="14pt" style:font-size-complex="14pt"/>
    </style:style>
    <style:style style:name="T10" style:family="text">
      <style:text-properties style:font-name="Latin Modern Roman" fo:font-size="14pt" officeooo:rsid="006d4ac8" style:font-size-asian="14pt" style:font-size-complex="14pt"/>
    </style:style>
    <style:style style:name="T11" style:family="text">
      <style:text-properties style:font-name="Latin Modern Roman" fo:font-size="14pt" officeooo:rsid="006e1f57" style:font-size-asian="14pt" style:font-size-complex="14pt"/>
    </style:style>
    <style:style style:name="T12" style:family="text">
      <style:text-properties style:font-name="Latin Modern Roman" fo:font-size="14pt" officeooo:rsid="0070af31" style:font-size-asian="14pt" style:font-size-complex="14pt"/>
    </style:style>
    <style:style style:name="T13" style:family="text">
      <style:text-properties style:font-name="Latin Modern Roman" fo:font-size="14pt" officeooo:rsid="006f96a8" style:font-size-asian="14pt" style:font-size-complex="14pt"/>
    </style:style>
    <style:style style:name="T14" style:family="text">
      <style:text-properties style:font-name="Latin Modern Roman" fo:font-size="14pt" officeooo:rsid="00714451" style:font-size-asian="14pt" style:font-size-complex="14pt"/>
    </style:style>
    <style:style style:name="T15" style:family="text">
      <style:text-properties style:font-name="Latin Modern Roman" fo:font-size="14pt" officeooo:rsid="0071998b" style:font-size-asian="14pt" style:font-size-complex="14pt"/>
    </style:style>
    <style:style style:name="T16" style:family="text">
      <style:text-properties style:font-name="Latin Modern Roman" fo:font-size="14pt" officeooo:rsid="00747f73" style:font-size-asian="14pt" style:font-size-complex="14pt"/>
    </style:style>
    <style:style style:name="T17" style:family="text">
      <style:text-properties style:font-name="Latin Modern Roman" fo:font-size="14pt" officeooo:rsid="00767083" style:font-size-asian="14pt" style:font-size-complex="14pt"/>
    </style:style>
    <style:style style:name="T18" style:family="text">
      <style:text-properties style:font-name="Latin Modern Roman" fo:font-size="14pt" officeooo:rsid="0077f2f0" style:font-size-asian="14pt" style:font-size-complex="14pt"/>
    </style:style>
    <style:style style:name="T19" style:family="text">
      <style:text-properties style:font-name="Latin Modern Roman" fo:font-size="14pt" officeooo:rsid="0078f1c7" style:font-size-asian="14pt" style:font-size-complex="14pt"/>
    </style:style>
    <style:style style:name="T20" style:family="text">
      <style:text-properties style:font-name="Latin Modern Roman" fo:font-size="14pt" officeooo:rsid="007a9012"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IDAD LA MÁS HEROICA,</text:p>
      <text:p text:style-name="P2"/>
      <text:p text:style-name="P3">en favor de las benditas Almas del Purgatorio, aprobada con singulares gracias espirituales, que el Sumo Pontífice Benedicto XIII, concedió y el SS. Papa reinante Pio VI ha confirmado, aprobado, y de nuevo concedió </text:p>
      <text:p text:style-name="P3">á los Fieles que la observen.</text:p>
      <text:p text:style-name="P4"/>
      <text:p text:style-name="P5"><text:span text:style-name="T1">E</text:span><text:span text:style-name="T2">STA práctica tanto mas agradable á Dios, mas útil á las almas del Purgatorio, </text:span><text:span text:style-name="T3">y á nosotros, cuanto mas procuremos multiplicar nuestras buenas obras, </text:span><text:span text:style-name="T4">consiste en un muy piadoso Voto que se verá mas abajo; y á los que lo hacen concedieron dichos </text:span><text:span text:style-name="T5">Sumos Pontífices las citadas gracias, que son:</text:span></text:p>
      <text:p text:style-name="P5"><text:span text:style-name="T5"><text:tab/>I. Para todos los Sacerdotes, obligados con este Voto, aplicando á lo menos el fruto particularísimo y correspondiente al Celebrante, </text:span><text:span text:style-name="T6">todo Altar, y para todas las Misas sea privilegiado. De suerte que como por el Voto ofrece el Sacerdote </text:span><text:span text:style-name="T7">el particular fruto que á el corresponde, aun diciendo Misa por limosna, ó por la intención de otra persona, puede así recibirla cumpliendo con la intensión del Voto la dá, ó del que se la encargar, en cualquier Altar que la celebré.</text:span></text:p>
      <text:p text:style-name="P5"><text:span text:style-name="T7"><text:tab/>II. </text:span><text:span text:style-name="T8">Para todos los fieles de uno y otro sexo, y con el mismo Voto, todas la Misas que oyeren todos los Lunes del año, y en los días que recibieren la Comunión Sacramental, todas las Misas sean como celebradas en Altar privilegiado, sacando en cada una, una Alma del Purgatorio.</text:span></text:p>
      <text:p text:style-name="P5"><text:span text:style-name="T8"><text:tab/>III. Todas las Indulgencias, aunque en su concesión no se declare que sean aplicables a las Almas del Purgatorio, las pueden aplicar los que hacen este Voto, según la voluntad y distribución de la Santísima Virgen Inmaculada, Madre y Procuradora unas y otras Almas. Estos privilegios concedió el SS. Papa Benedicto XIII </text:span><text:span text:style-name="T9">por su Rescripto ú Oráculo de 23 de Agosto de 1728, firmado y sellado por su </text:span><text:span text:style-name="T10">Secretario de Estado el Emmo. </text:span><text:span text:style-name="T11">Sr. Cardenal Lercari: al cual Rescripto mandó dar entero crédito el Illmo. Sr. Nuncio de su Santidad en los Reynos de España, y su Legado á Latere el Sr. Alejandro Aldobrandini en Madri</text:span><text:span text:style-name="T12">d</text:span><text:span text:style-name="T11"> á 14 de Enero de 1729. Todo á s</text:span><text:span text:style-name="T13">o</text:span><text:span text:style-name="T11">lici</text:span><text:span text:style-name="T13">tu</text:span><text:span text:style-name="T11">d </text:span><text:span text:style-name="T13">del V. P. D. Gaspar Oliden, </text:span><text:span text:style-name="T12">Clérigo regular de S. Cayetano, Calificador de la Suprema, Predicador de S. M., Teólogo de la Cámara Apostólica, </text:span><text:span text:style-name="T14">Consultor de la Congregación del In-e, </text:span><text:soft-page-break/><text:span text:style-name="T14">examinador sinodal del Arzobispado de Toledo, &amp;c. y fervoroso invector de la donación total con el citado Voto en la forma que se diera: quien lo predicó en el consistorio del palacio Vaticano de Roma en presencia del expresado Pontífice Benedicto XIII, </text:span><text:span text:style-name="T15">que lo aprobó con dichos indultos, como el mismo P. Oliden refiere en su tratado de Diálogos del Purgatorio, impreso en Alcala de Henares en año <text:s/>de 1732 en un volumen de cuarto. </text:span><text:span text:style-name="T16">Y consta últimamente por un solemne Despacho ó Provisión del Illmo. Sr. Comisario General de la Sta. Cruzada de España expedido en Madrid á 22 de Junio de 1789, en cuya Escribania de Cámara se conservan archivados los documentos originales á que se refiere, cuyas copias contiene el citado solemne Despacho; y la de este autenticada en la forma que previene el mismo Illmo. Sr. para que se dé y haya de dar la misma fé y crédito que se diera al original, y á todo los documentos </text:span><text:span text:style-name="T17">que en él van insertos, se hallará archivada en las Curias ó Secretarias de Cámara Episcopales de Barcelona, y demás de España y sus Indias, á </text:span><text:span text:style-name="T18">cuyos Illmos. Obispos y Arzobispos se ha remitido, á fin que perpetuándose en ellas sirva en todo tiempo y lugar, á los que lo deseen, para cerciorarse de ser verdad cuanto por este impreso y por otros equivalentes se publíca y publicáre á mayor honra de Dios, </text:span><text:span text:style-name="T19">honor de su Santísima Madre, y utilidad de nuestros prójimos Purgantes y Militantes. También se hallará para el mismo santo muy importante fin igual copia autenticada en la forma dicha en las bibliotecas ó Archivos de varias comunidades religiosas de Barcelona, las de S. Cayetano, Sta. Catalina del orden de Sto. Domingo, Carmelitas Calzados y Descalzos, Capuchinos, S. Juan de Dios de Sevilla &amp;c. y en las </text:span><text:span text:style-name="T20">de</text:span><text:span text:style-name="T19"> otras </text:span><text:span text:style-name="T20">C</text:span><text:span text:style-name="T19">iudades.</text:span></text:p>
      <text:p text:style-name="P5"><text:span text:style-name="T19"><text:tab/></text:span><text:span text:style-name="T20">Entre dichos originales documentos de halla también el citado Voto, el memorial del Rmo. P. Prepósito General de los Clérigos regulares de S. Cayetano D. Cayetano Guisiana, al actual sumo Pontífice Pio VI, con que pidió á su Santidad confirmarse los expresados privilegios, y el Rescripto ú Oraculo extenso con que su Beatitud condescendió enteramente á dicha suplica: cuya copia es como sigue.</text:span></text:p>
      <text:p text:style-name="P5"><text:span text:style-name="T20"/></text:p>
      <text:p text:style-name="P5"><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Roman"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16:44.609328299</meta:creation-date>
    <dc:date>2025-01-06T18:34:03.164911523</dc:date>
    <meta:editing-duration>PT10H59M7S</meta:editing-duration>
    <meta:editing-cycles>85</meta:editing-cycles>
    <meta:generator>LibreOffice/24.8.4.2$Linux_X86_64 LibreOffice_project/480$Build-2</meta:generator>
    <meta:document-statistic meta:table-count="0" meta:image-count="0" meta:object-count="0" meta:page-count="2" meta:paragraph-count="8" meta:word-count="740" meta:character-count="4280" meta:non-whitespace-character-count="3542"/>
  </office:meta>
</office:document-meta>
</file>